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9D4EC19BA845FCB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03cm, 3.516cm, 13.125cm, 7.75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899cm" svg:height="23.939cm" svg:x="0.892cm" svg:y="2.391cm">
          <draw:image xlink:href="Pictures/10000000000005E8000007E09D4EC19BA845FCB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21T16:51:57.696221734</dc:date>
    <meta:editing-duration>PT3M30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